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fo:margin-left="-0.00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9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99cm" fo:padding-right="0.097cm" fo:padding-top="0.097cm" fo:padding-bottom="0.097cm" fo:border="0.25pt solid #000001">
        <style:background-image/>
      </style:table-cell-properties>
    </style:style>
    <style:style style:name="Table1.A2" style:family="table-cell">
      <style:table-cell-properties fo:background-color="#ffffff" fo:padding-left="0.099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2" style:family="table-cell">
      <style:table-cell-properties fo:background-color="#ffffff" fo:padding-left="0.099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Title" style:master-page-name="Standard">
      <style:paragraph-properties fo:margin-top="0.423cm" fo:margin-bottom="0.212cm" style:contextual-spacing="false" style:page-number="auto"/>
    </style:style>
    <style:style style:name="P2" style:family="paragraph" style:parent-style-name="Text_20_body">
      <style:text-properties officeooo:rsid="00096eb9" officeooo:paragraph-rsid="00096eb9"/>
    </style:style>
    <style:style style:name="P3" style:family="paragraph" style:parent-style-name="Text_20_body" style:list-style-name="WWNum1"/>
    <style:style style:name="P4" style:family="paragraph" style:parent-style-name="Text_20_body">
      <style:text-properties officeooo:rsid="000add5c" officeooo:paragraph-rsid="000add5c"/>
    </style:style>
    <style:style style:name="P5" style:family="paragraph" style:parent-style-name="Text_20_body" style:list-style-name="WWNum1" style:master-page-name="Converted1">
      <style:paragraph-properties style:page-number="auto" fo:break-before="page"/>
    </style:style>
    <style:style style:name="P6" style:family="paragraph" style:parent-style-name="Heading_20_1" style:list-style-name="WWNum1"/>
    <style:style style:name="P7" style:family="paragraph" style:parent-style-name="Heading_20_1" style:list-style-name="WWNum1">
      <style:paragraph-properties fo:margin-top="0.423cm" fo:margin-bottom="0.212cm" style:contextual-spacing="false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officeooo:rsid="00096eb9" officeooo:paragraph-rsid="00096eb9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a6b79"/>
    </style:style>
    <style:style style:name="T3" style:family="text">
      <style:text-properties officeooo:rsid="000add5c"/>
    </style:style>
    <style:style style:name="T4" style:family="text">
      <style:text-properties officeooo:rsid="000bcfc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itle>Outline Project Specification</text:title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Author</text:p>
          </table:table-cell>
          <table:table-cell table:style-name="Table1.B1" office:value-type="string">
            <text:p text:style-name="P8">Gideon MW Jones (gij2@aber.ac.uk)</text:p>
          </table:table-cell>
        </table:table-row>
        <table:table-row table:style-name="Table1.1">
          <table:table-cell table:style-name="Table1.A2" office:value-type="string">
            <text:p text:style-name="P8">Supervisor</text:p>
          </table:table-cell>
          <table:table-cell table:style-name="Table1.B2" office:value-type="string">
            <text:p text:style-name="P8">Neal Snooke (nns@aber.ac.uk)</text:p>
          </table:table-cell>
        </table:table-row>
        <table:table-row table:style-name="Table1.1">
          <table:table-cell table:style-name="Table1.A2" office:value-type="string">
            <text:p text:style-name="P8">Degree scheme</text:p>
          </table:table-cell>
          <table:table-cell table:style-name="Table1.B2" office:value-type="string">
            <text:p text:style-name="P8">G451: Computer Graphics, Vision &amp; Games</text:p>
          </table:table-cell>
        </table:table-row>
        <table:table-row table:style-name="Table1.1">
          <table:table-cell table:style-name="Table1.A2" office:value-type="string">
            <text:p text:style-name="P8">Module code</text:p>
          </table:table-cell>
          <table:table-cell table:style-name="Table1.B2" office:value-type="string">
            <text:p text:style-name="P8">CS39440</text:p>
          </table:table-cell>
        </table:table-row>
        <table:table-row table:style-name="Table1.1">
          <table:table-cell table:style-name="Table1.A2" office:value-type="string">
            <text:p text:style-name="P8">Project title</text:p>
          </table:table-cell>
          <table:table-cell table:style-name="Table1.B2" office:value-type="string">
            <text:p text:style-name="P8">MMP</text:p>
          </table:table-cell>
        </table:table-row>
        <table:table-row table:style-name="Table1.1">
          <table:table-cell table:style-name="Table1.A2" office:value-type="string">
            <text:p text:style-name="P8">Date</text:p>
          </table:table-cell>
          <table:table-cell table:style-name="Table1.B2" office:value-type="string">
            <text:p text:style-name="P8"><text:date style:data-style-name="N84" text:date-value="2015-02-02T16:12:04.576969491">2015-02-02</text:date></text:p>
          </table:table-cell>
        </table:table-row>
        <table:table-row table:style-name="Table1.1">
          <table:table-cell table:style-name="Table1.A2" office:value-type="string">
            <text:p text:style-name="P8">Document version</text:p>
          </table:table-cell>
          <table:table-cell table:style-name="Table1.B2" office:value-type="string">
            <text:p text:style-name="P9">0.1</text:p>
          </table:table-cell>
        </table:table-row>
        <table:table-row table:style-name="Table1.1">
          <table:table-cell table:style-name="Table1.A2" office:value-type="string">
            <text:p text:style-name="P8">Document status</text:p>
          </table:table-cell>
          <table:table-cell table:style-name="Table1.B2" office:value-type="string">
            <text:p text:style-name="P9">Draft</text:p>
          </table:table-cell>
        </table:table-row>
      </table:table>
      <text:list xml:id="list3494782145253553563" text:style-name="WWNum1">
        <text:list-item>
          <text:p text:style-name="P5">- This section should include a few reasonably detailed</text:p>
        </text:list-item>
        <text:list-item>
          <text:p text:style-name="P3">paragraphs explaining what the project is about. You should clearly indicate</text:p>
        </text:list-item>
        <text:list-item>
          <text:p text:style-name="P3">the main substance of the project, those aspects of it that are essential in</text:p>
        </text:list-item>
        <text:list-item>
          <text:p text:style-name="P3">making it worthwhile and the end-goals of the project</text:p>
        </text:list-item>
        <text:list-item>
          <text:p text:style-name="P3"/>
        </text:list-item>
        <text:list-item>
          <text:h text:style-name="P6" text:outline-level="1">Project Description</text:h>
        </text:list-item>
      </text:list>
      <text:p text:style-name="P2">The aim of the project is to develop a tool to model the acrobatic movement of <text:span text:style-name="T2">aircraft. The main aspect of the model being modelled is the path of the aircraft, which is to be represented visually in a 3D way, allowing the user to see how the aircraft moves. </text:span></text:p>
      <text:p text:style-name="P4"><text:span text:style-name="T4">The result of this project will be of most value to people learning to fly these manoeuvres. <text:s/></text:span></text:p>
      <text:p text:style-name="Text_20_body"/>
      <text:p text:style-name="Text_20_body"/>
      <text:list xml:id="list161205211518163" text:continue-numbering="true" text:style-name="WWNum1">
        <text:list-item>
          <text:h text:style-name="P6" text:outline-level="1">Proposed Tasks</text:h>
        </text:list-item>
      </text:list>
      <text:p text:style-name="P2"><text:span text:style-name="T3">Initially, there'll be a degree of research, to investigate both the subject of the project – the modelling of aircraft movement – and the technology used.</text:span></text:p>
      <text:p text:style-name="Text_20_body"/>
      <text:list xml:id="list161205171428741" text:continue-numbering="true" text:style-name="WWNum1">
        <text:list-item>
          <text:h text:style-name="P6" text:outline-level="1">Project Deliverables</text:h>
        </text:list-item>
      </text:list>
      <text:p text:style-name="Text_20_body"/>
      <text:p text:style-name="Text_20_body"/>
      <text:list xml:id="list161204734110558" text:continue-numbering="true" text:style-name="WWNum1">
        <text:list-item>
          <text:h text:style-name="P7" text:outline-level="1">Bibliography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ans1" fo:font-family="'Liberation Sans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47cm" style:contextual-spacing="false" fo:line-height="120%" fo:text-indent="1.499cm" style:auto-text-indent="false"/>
      <style:text-properties fo:color="#1c1c1c" fo:font-size="10pt" style:font-size-asian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default-outline-level="" style:class="extra"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666666" fo:font-size="9pt" style:font-size-asian="9p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 style:master-page-name="">
      <style:paragraph-properties fo:text-align="center" style:justify-single-word="false" style:page-number="auto"/>
      <style:text-properties style:font-name="Liberation Sans" fo:font-family="'Liberation Sans'" style:font-family-generic="swiss" style:font-pitch="variable" fo:font-size="32pt" fo:font-weight="bold" style:font-size-asian="28pt" style:font-weight-asian="bold" style:font-size-complex="28pt" style:font-weight-complex="normal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864cm" fo:margin-left="0cm" fo:margin-right="0cm" fo:margin-top="0.76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05cm" fo:margin-left="0cm" fo:margin-right="0cm" fo:margin-top="0.804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Page <text:page-number text:select-page="current">1</text:page-number> of <text:page-count>2</text:page-count><text:tab/><text:title>Outline Project Specification</text:title><text:tab/>Gideon MW Jones</text:p>
      </style:footer>
    </style:master-page>
    <style:master-page style:name="Converted1" style:page-layout-name="Mpm2">
      <style:footer>
        <text:p text:style-name="Footer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text:span text:style-name="MT1"><text:tab/></text:span><text:span text:style-name="MT1"><text:title>Outline Project Specification</text:title></text:span><text:span text:style-name="MT1"><text:tab/>Gideon MW Jon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4:12:44</meta:creation-date>
    <meta:initial-creator>Gideon </meta:initial-creator>
    <dc:language>en-GB</dc:language>
    <meta:editing-cycles>4</meta:editing-cycles>
    <dc:subject>MMP</dc:subject>
    <dc:title>Outline Project Specification</dc:title>
    <meta:editing-duration>PT23M48S</meta:editing-duration>
    <meta:generator>LibreOffice/4.2.7.2$Linux_X86_64 LibreOffice_project/420m0$Build-2</meta:generator>
    <dc:date>2015-02-02T16:12:04.558901325</dc:date>
    <dc:creator>Gideon </dc:creator>
    <meta:document-statistic meta:table-count="1" meta:image-count="0" meta:object-count="0" meta:page-count="2" meta:paragraph-count="30" meta:word-count="189" meta:character-count="1121" meta:non-whitespace-character-count="957"/>
  </office:meta>
</office:document-meta>
</file>